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0afecb" officeooo:paragraph-rsid="000afecb"/>
    </style:style>
    <style:style style:name="P2" style:family="paragraph" style:parent-style-name="Standard">
      <style:text-properties style:text-underline-style="none" officeooo:rsid="000949a6" officeooo:paragraph-rsid="000949a6"/>
    </style:style>
    <style:style style:name="P3" style:family="paragraph" style:parent-style-name="Standard">
      <style:text-properties style:text-underline-style="none" officeooo:rsid="000abbe2" officeooo:paragraph-rsid="000abbe2"/>
    </style:style>
    <style:style style:name="P4" style:family="paragraph" style:parent-style-name="Standard">
      <style:text-properties style:text-underline-style="none" officeooo:rsid="0007ccbf" officeooo:paragraph-rsid="0007ccbf"/>
    </style:style>
    <style:style style:name="P5" style:family="paragraph" style:parent-style-name="Standard">
      <style:text-properties style:text-underline-style="none" officeooo:rsid="0007d856" officeooo:paragraph-rsid="0007d856"/>
    </style:style>
    <style:style style:name="P6" style:family="paragraph" style:parent-style-name="Standard">
      <style:text-properties style:text-underline-style="none" officeooo:rsid="000c377d" officeooo:paragraph-rsid="000c377d"/>
    </style:style>
    <style:style style:name="P7" style:family="paragraph" style:parent-style-name="Standard">
      <style:text-properties style:text-underline-style="none" officeooo:rsid="000d9c16" officeooo:paragraph-rsid="000d9c16"/>
    </style:style>
    <style:style style:name="P8" style:family="paragraph" style:parent-style-name="Standard">
      <style:text-properties style:text-underline-style="none" officeooo:rsid="000db837" officeooo:paragraph-rsid="000db837"/>
    </style:style>
    <style:style style:name="P9" style:family="paragraph" style:parent-style-name="Standard">
      <style:text-properties style:text-underline-style="none" officeooo:rsid="000e66ee" officeooo:paragraph-rsid="000e66ee"/>
    </style:style>
    <style:style style:name="P10" style:family="paragraph" style:parent-style-name="Standard">
      <style:text-properties style:text-underline-style="none" officeooo:rsid="000feade" officeooo:paragraph-rsid="000feade"/>
    </style:style>
    <style:style style:name="P11" style:family="paragraph" style:parent-style-name="Text_20_body">
      <style:text-properties style:text-underline-style="none" officeooo:rsid="000949a6" officeooo:paragraph-rsid="000949a6"/>
    </style:style>
    <style:style style:name="P12" style:family="paragraph" style:parent-style-name="Heading_20_3">
      <style:text-properties style:text-underline-style="none" officeooo:rsid="0007d856" officeooo:paragraph-rsid="0007d856"/>
    </style:style>
    <style:style style:name="T1" style:family="text">
      <style:text-properties officeooo:rsid="000949a6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abbe2"/>
    </style:style>
    <style:style style:name="T4" style:family="text">
      <style:text-properties style:text-underline-style="solid" style:text-underline-width="auto" style:text-underline-color="font-color" officeooo:rsid="000d9c16"/>
    </style:style>
    <style:style style:name="T5" style:family="text">
      <style:text-properties style:text-underline-style="solid" style:text-underline-width="auto" style:text-underline-color="font-color" officeooo:rsid="000feade"/>
    </style:style>
    <style:style style:name="T6" style:family="text">
      <style:text-properties officeooo:rsid="000db837"/>
    </style:style>
    <style:style style:name="T7" style:family="text">
      <style:text-properties officeooo:rsid="000e66ee"/>
    </style:style>
    <style:style style:name="T8" style:family="text">
      <style:text-properties officeooo:rsid="0011283f"/>
    </style:style>
    <style:style style:name="T9" style:family="text">
      <style:text-properties officeooo:rsid="000abbe2"/>
    </style:style>
    <style:style style:name="T10" style:family="text">
      <style:text-properties officeooo:rsid="000d9c16"/>
    </style:style>
    <style:style style:name="T11" style:family="text">
      <style:text-properties officeooo:rsid="000fead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studios biblicos </text:p>
      <text:p text:style-name="P4"/>
      <text:p text:style-name="P4">la verda presente</text:p>
      <text:p text:style-name="P4">-la biblia </text:p>
      <text:p text:style-name="P5">como estudiar la biblia</text:p>
      <text:h text:style-name="P12" text:outline-level="3">ISAÍAS-28 Condenación de Efraín <text:span text:style-name="T1">28:10</text:span></text:h>
      <text:p text:style-name="P11">Con que proposito fue escrita la biblia</text:p>
      <text:p text:style-name="P11">juan 20:31</text:p>
      <text:p text:style-name="P2">buscar advenimiento</text:p>
      <text:p text:style-name="P2"/>
      <text:p text:style-name="P2">-<text:span text:style-name="T9">que dijo cristo ser la fuente de la verdad divina</text:span></text:p>
      <text:p text:style-name="P3">juan 17:17</text:p>
      <text:p text:style-name="P3"/>
      <text:p text:style-name="P3">-como podemos entender la biblia</text:p>
      <text:p text:style-name="P3">juan 7:17</text:p>
      <text:p text:style-name="P3"/>
      <text:p text:style-name="P1">buscar alegoria <text:s/><text:span text:style-name="T8">ojo esto es aparte</text:span></text:p>
      <text:p text:style-name="P6"/>
      <text:p text:style-name="P6">-tenemos autorizacion para cambiar el significado verdadero de la biblia</text:p>
      <text:p text:style-name="P6"/>
      <text:p text:style-name="P6">apocalisis 22:18-19</text:p>
      <text:p text:style-name="P6"/>
      <text:p text:style-name="P6">-<text:span text:style-name="T10">que parte de la biblia tiene inspiracion divina</text:span></text:p>
      <text:p text:style-name="P7">II timoteo 3:16</text:p>
      <text:p text:style-name="P7"/>
      <text:p text:style-name="P7">-<text:span text:style-name="T6">que hacen las sagradas escrituras</text:span></text:p>
      <text:p text:style-name="P8">II timoteo 3:15-17</text:p>
      <text:p text:style-name="P8"/>
      <text:p text:style-name="P8">-a que compara david la palabra de DIOS</text:p>
      <text:p text:style-name="P8">salmo 119-105</text:p>
      <text:p text:style-name="P8"/>
      <text:p text:style-name="P8">-<text:span text:style-name="T7">de quien testifican las escrituras</text:span></text:p>
      <text:p text:style-name="P9">juan 5-39</text:p>
      <text:p text:style-name="P9"/>
      <text:p text:style-name="P9">-<text:span text:style-name="T11">para que ud pueda seguir entendiendo la biblia que debe hacer</text:span></text:p>
      <text:p text:style-name="P10">I Tesalonicenses 5: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4T11:57:16.333608008</meta:creation-date>
    <dc:date>2020-11-25T05:07:35.899544088</dc:date>
    <meta:editing-duration>PT2H6M14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114" meta:character-count="695" meta:non-whitespace-character-count="603"/>
  </office:meta>
</office:document-meta>
</file>